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weight="bold" officeooo:rsid="0044d874" officeooo:paragraph-rsid="0044d874" style:font-weight-asian="bold" style:font-weight-complex="bold"/>
    </style:style>
    <style:style style:name="P2" style:family="paragraph" style:parent-style-name="Standard">
      <style:paragraph-properties fo:text-align="start" style:justify-single-word="false"/>
      <style:text-properties fo:font-weight="bold" officeooo:rsid="0035e606" officeooo:paragraph-rsid="0049ffc0" style:font-weight-asian="bold" style:font-weight-complex="bold"/>
    </style:style>
    <style:style style:name="P3" style:family="paragraph" style:parent-style-name="Standard">
      <style:paragraph-properties fo:text-align="start" style:justify-single-word="false"/>
      <style:text-properties fo:font-weight="bold" officeooo:rsid="0035e606" officeooo:paragraph-rsid="004abf1b" style:font-weight-asian="bold" style:font-weight-complex="bold"/>
    </style:style>
    <style:style style:name="P4" style:family="paragraph" style:parent-style-name="Standard">
      <style:paragraph-properties fo:text-align="start" style:justify-single-word="false"/>
      <style:text-properties fo:font-weight="bold" officeooo:rsid="0049ffc0" officeooo:paragraph-rsid="0049ffc0" style:font-weight-asian="bold" style:font-weight-complex="bold"/>
    </style:style>
    <style:style style:name="P5" style:family="paragraph" style:parent-style-name="Standard">
      <style:paragraph-properties fo:text-align="start" style:justify-single-word="false"/>
      <style:text-properties fo:font-weight="bold" officeooo:rsid="004abf1b" officeooo:paragraph-rsid="004abf1b" style:font-weight-asian="bold" style:font-weight-complex="bold"/>
    </style:style>
    <style:style style:name="P6" style:family="paragraph" style:parent-style-name="Standard">
      <style:paragraph-properties fo:text-align="start" style:justify-single-word="false"/>
      <style:text-properties fo:font-weight="bold" officeooo:rsid="004abf1b" officeooo:paragraph-rsid="001d320d" style:font-weight-asian="bold" style:font-weight-complex="bold"/>
    </style:style>
    <style:style style:name="P7" style:family="paragraph" style:parent-style-name="Standard">
      <style:paragraph-properties fo:text-align="start" style:justify-single-word="false"/>
      <style:text-properties fo:font-weight="bold" officeooo:rsid="003b07df" officeooo:paragraph-rsid="004abf1b" style:font-weight-asian="bold" style:font-weight-complex="bold"/>
    </style:style>
    <style:style style:name="P8" style:family="paragraph" style:parent-style-name="Standard">
      <style:paragraph-properties fo:text-align="start" style:justify-single-word="false"/>
      <style:text-properties fo:font-weight="bold" officeooo:rsid="004b8d36" officeooo:paragraph-rsid="004b8d36" style:font-weight-asian="bold" style:font-weight-complex="bold"/>
    </style:style>
    <style:style style:name="P9" style:family="paragraph" style:parent-style-name="Standard">
      <style:paragraph-properties fo:text-align="start" style:justify-single-word="false"/>
      <style:text-properties fo:font-weight="bold" officeooo:rsid="00511796" officeooo:paragraph-rsid="00511796" style:font-weight-asian="bold" style:font-weight-complex="bold"/>
    </style:style>
    <style:style style:name="P10" style:family="paragraph" style:parent-style-name="Standard">
      <style:paragraph-properties fo:text-align="start" style:justify-single-word="false"/>
      <style:text-properties fo:font-weight="bold" officeooo:rsid="00511796" officeooo:paragraph-rsid="0051e83d" style:font-weight-asian="bold" style:font-weight-complex="bold"/>
    </style:style>
    <style:style style:name="P11" style:family="paragraph" style:parent-style-name="Standard">
      <style:paragraph-properties fo:text-align="start" style:justify-single-word="false"/>
      <style:text-properties fo:font-weight="bold" officeooo:rsid="0051e83d" officeooo:paragraph-rsid="0051e83d" style:font-weight-asian="bold" style:font-weight-complex="bold"/>
    </style:style>
    <style:style style:name="P12" style:family="paragraph" style:parent-style-name="Standard">
      <style:paragraph-properties fo:text-align="start" style:justify-single-word="false"/>
      <style:text-properties fo:font-weight="bold" officeooo:rsid="0055b8c0" officeooo:paragraph-rsid="0056a179" style:font-weight-asian="bold" style:font-weight-complex="bold"/>
    </style:style>
    <style:style style:name="P13" style:family="paragraph" style:parent-style-name="Standard">
      <style:paragraph-properties fo:text-align="start" style:justify-single-word="false"/>
      <style:text-properties fo:font-weight="bold" officeooo:rsid="0057ee58" officeooo:paragraph-rsid="0057ee58" style:font-weight-asian="bold" style:font-weight-complex="bold"/>
    </style:style>
    <style:style style:name="P14" style:family="paragraph" style:parent-style-name="Standard">
      <style:paragraph-properties fo:text-align="center" style:justify-single-word="false"/>
      <style:text-properties fo:font-weight="bold" officeooo:rsid="001b350e" officeooo:paragraph-rsid="001b350e" style:font-weight-asian="bold" style:font-weight-complex="bold"/>
    </style:style>
    <style:style style:name="P15" style:family="paragraph" style:parent-style-name="Standard">
      <style:paragraph-properties fo:text-align="start" style:justify-single-word="false"/>
      <style:text-properties fo:font-weight="normal" officeooo:rsid="00436ac6" officeooo:paragraph-rsid="00436ac6" style:font-weight-asian="normal" style:font-weight-complex="normal"/>
    </style:style>
    <style:style style:name="P16" style:family="paragraph" style:parent-style-name="Standard">
      <style:paragraph-properties fo:text-align="start" style:justify-single-word="false"/>
      <style:text-properties fo:font-weight="normal" officeooo:rsid="00436ac6" officeooo:paragraph-rsid="004abf1b" style:font-weight-asian="normal" style:font-weight-complex="normal"/>
    </style:style>
    <style:style style:name="P17" style:family="paragraph" style:parent-style-name="Standard">
      <style:paragraph-properties fo:text-align="start" style:justify-single-word="false"/>
      <style:text-properties fo:font-weight="normal" officeooo:rsid="0046be2c" officeooo:paragraph-rsid="004abf1b" style:font-weight-asian="normal" style:font-weight-complex="normal"/>
    </style:style>
    <style:style style:name="P18" style:family="paragraph" style:parent-style-name="Standard">
      <style:paragraph-properties fo:text-align="start" style:justify-single-word="false"/>
      <style:text-properties fo:font-weight="normal" officeooo:rsid="003b07df" officeooo:paragraph-rsid="004abf1b" style:font-weight-asian="normal" style:font-weight-complex="normal"/>
    </style:style>
    <style:style style:name="P19" style:family="paragraph" style:parent-style-name="Standard">
      <style:paragraph-properties fo:text-align="start" style:justify-single-word="false"/>
      <style:text-properties fo:font-weight="normal" officeooo:rsid="003cb891" officeooo:paragraph-rsid="004abf1b" style:font-weight-asian="normal" style:font-weight-complex="normal"/>
    </style:style>
    <style:style style:name="P20" style:family="paragraph" style:parent-style-name="Standard">
      <style:paragraph-properties fo:text-align="start" style:justify-single-word="false"/>
      <style:text-properties fo:font-weight="normal" officeooo:rsid="003d23b3" officeooo:paragraph-rsid="004abf1b" style:font-weight-asian="normal" style:font-weight-complex="normal"/>
    </style:style>
    <style:style style:name="P21" style:family="paragraph" style:parent-style-name="Standard">
      <style:paragraph-properties fo:text-align="start" style:justify-single-word="false"/>
      <style:text-properties fo:font-weight="normal" officeooo:rsid="0039387e" officeooo:paragraph-rsid="0049ffc0" style:font-weight-asian="normal" style:font-weight-complex="normal"/>
    </style:style>
    <style:style style:name="P22" style:family="paragraph" style:parent-style-name="Standard">
      <style:paragraph-properties fo:text-align="start" style:justify-single-word="false"/>
      <style:text-properties fo:font-weight="normal" officeooo:rsid="0049ffc0" officeooo:paragraph-rsid="0049ffc0" style:font-weight-asian="normal" style:font-weight-complex="normal"/>
    </style:style>
    <style:style style:name="P23" style:family="paragraph" style:parent-style-name="Standard">
      <style:paragraph-properties fo:text-align="start" style:justify-single-word="false"/>
      <style:text-properties fo:font-weight="normal" officeooo:rsid="0055b8c0" officeooo:paragraph-rsid="0051e83d" style:font-weight-asian="normal" style:font-weight-complex="normal"/>
    </style:style>
    <style:style style:name="P24" style:family="paragraph" style:parent-style-name="Standard">
      <style:paragraph-properties fo:text-align="start" style:justify-single-word="false"/>
      <style:text-properties fo:font-weight="normal" officeooo:rsid="0055b8c0" officeooo:paragraph-rsid="0055b8c0" style:font-weight-asian="normal" style:font-weight-complex="normal"/>
    </style:style>
    <style:style style:name="P25" style:family="paragraph" style:parent-style-name="Standard">
      <style:paragraph-properties fo:text-align="start" style:justify-single-word="false"/>
      <style:text-properties fo:font-weight="normal" officeooo:rsid="0056a179" officeooo:paragraph-rsid="0056a179" style:font-weight-asian="normal" style:font-weight-complex="normal"/>
    </style:style>
    <style:style style:name="P26" style:family="paragraph" style:parent-style-name="Standard">
      <style:paragraph-properties fo:text-align="start" style:justify-single-word="false"/>
      <style:text-properties fo:font-weight="normal" officeooo:rsid="00489eb5" officeooo:paragraph-rsid="004abf1b" style:font-weight-asian="normal" style:font-weight-complex="normal"/>
    </style:style>
    <style:style style:name="P27" style:family="paragraph" style:parent-style-name="Standard">
      <style:paragraph-properties fo:text-align="start" style:justify-single-word="false"/>
      <style:text-properties fo:font-weight="bold" officeooo:rsid="00511796" officeooo:paragraph-rsid="00511796" style:font-weight-asian="bold" style:font-weight-complex="bold"/>
    </style:style>
    <style:style style:name="P28" style:family="paragraph" style:parent-style-name="Standard">
      <style:paragraph-properties fo:text-align="start" style:justify-single-word="false"/>
      <style:text-properties fo:font-weight="bold" officeooo:rsid="0057ee58" officeooo:paragraph-rsid="0057ee58" style:font-weight-asian="bold" style:font-weight-complex="bold"/>
    </style:style>
    <style:style style:name="P29" style:family="paragraph" style:parent-style-name="Standard">
      <style:paragraph-properties fo:text-align="start" style:justify-single-word="false"/>
      <style:text-properties fo:font-weight="bold" officeooo:rsid="0035e606" officeooo:paragraph-rsid="004abf1b" style:font-weight-asian="bold" style:font-weight-complex="bold"/>
    </style:style>
    <style:style style:name="P30" style:family="paragraph" style:parent-style-name="Standard">
      <style:paragraph-properties fo:text-align="start" style:justify-single-word="false"/>
      <style:text-properties fo:font-weight="normal" officeooo:rsid="00436ac6" officeooo:paragraph-rsid="0060b47f" style:font-weight-asian="normal" style:font-weight-complex="normal"/>
    </style:style>
    <style:style style:name="P31" style:family="paragraph" style:parent-style-name="Standard">
      <style:paragraph-properties fo:text-align="start" style:justify-single-word="false"/>
      <style:text-properties fo:font-weight="normal" officeooo:rsid="00436ac6" officeooo:paragraph-rsid="00634aa1" style:font-weight-asian="normal" style:font-weight-complex="normal"/>
    </style:style>
    <style:style style:name="P32" style:family="paragraph" style:parent-style-name="Standard">
      <style:paragraph-properties fo:text-align="start" style:justify-single-word="false"/>
      <style:text-properties fo:font-weight="normal" officeooo:rsid="00436ac6" officeooo:paragraph-rsid="004abf1b"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37d74b" style:font-weight-asian="normal" style:font-weight-complex="normal"/>
    </style:style>
    <style:style style:name="T3" style:family="text">
      <style:text-properties fo:font-weight="normal" officeooo:rsid="0039387e" style:font-weight-asian="normal" style:font-weight-complex="normal"/>
    </style:style>
    <style:style style:name="T4" style:family="text">
      <style:text-properties fo:font-weight="normal" officeooo:rsid="003b07df" style:font-weight-asian="normal" style:font-weight-complex="normal"/>
    </style:style>
    <style:style style:name="T5" style:family="text">
      <style:text-properties fo:font-weight="normal" officeooo:rsid="003c4cc8" style:font-weight-asian="normal" style:font-weight-complex="normal"/>
    </style:style>
    <style:style style:name="T6" style:family="text">
      <style:text-properties fo:font-weight="normal" officeooo:rsid="003cb891" style:font-weight-asian="normal" style:font-weight-complex="normal"/>
    </style:style>
    <style:style style:name="T7" style:family="text">
      <style:text-properties fo:font-weight="normal" officeooo:rsid="003d23b3" style:font-weight-asian="normal" style:font-weight-complex="normal"/>
    </style:style>
    <style:style style:name="T8" style:family="text">
      <style:text-properties fo:font-weight="normal" officeooo:rsid="003d3c02" style:font-weight-asian="normal" style:font-weight-complex="normal"/>
    </style:style>
    <style:style style:name="T9" style:family="text">
      <style:text-properties fo:font-weight="normal" officeooo:rsid="003f31fe" style:font-weight-asian="normal" style:font-weight-complex="normal"/>
    </style:style>
    <style:style style:name="T10" style:family="text">
      <style:text-properties fo:font-weight="normal" officeooo:rsid="00403a47" style:font-weight-asian="normal" style:font-weight-complex="normal"/>
    </style:style>
    <style:style style:name="T11" style:family="text">
      <style:text-properties fo:font-weight="normal" officeooo:rsid="004144fa" style:font-weight-asian="normal" style:font-weight-complex="normal"/>
    </style:style>
    <style:style style:name="T12" style:family="text">
      <style:text-properties fo:font-weight="normal" officeooo:rsid="0041d5c8" style:font-weight-asian="normal" style:font-weight-complex="normal"/>
    </style:style>
    <style:style style:name="T13" style:family="text">
      <style:text-properties fo:font-weight="normal" officeooo:rsid="0042cd9e" style:font-weight-asian="normal" style:font-weight-complex="normal"/>
    </style:style>
    <style:style style:name="T14" style:family="text">
      <style:text-properties fo:font-weight="normal" officeooo:rsid="00436ac6" style:font-weight-asian="normal" style:font-weight-complex="normal"/>
    </style:style>
    <style:style style:name="T15" style:family="text">
      <style:text-properties fo:font-weight="normal" officeooo:rsid="0044d874" style:font-weight-asian="normal" style:font-weight-complex="normal"/>
    </style:style>
    <style:style style:name="T16" style:family="text">
      <style:text-properties fo:font-weight="normal" officeooo:rsid="00489eb5" style:font-weight-asian="normal" style:font-weight-complex="normal"/>
    </style:style>
    <style:style style:name="T17" style:family="text">
      <style:text-properties fo:font-weight="normal" officeooo:rsid="0049ffc0" style:font-weight-asian="normal" style:font-weight-complex="normal"/>
    </style:style>
    <style:style style:name="T18" style:family="text">
      <style:text-properties fo:font-weight="normal" officeooo:rsid="004abf1b" style:font-weight-asian="normal" style:font-weight-complex="normal"/>
    </style:style>
    <style:style style:name="T19" style:family="text">
      <style:text-properties fo:font-weight="normal" officeooo:rsid="004ae0a5" style:font-weight-asian="normal" style:font-weight-complex="normal"/>
    </style:style>
    <style:style style:name="T20" style:family="text">
      <style:text-properties fo:font-weight="normal" officeooo:rsid="00534b28" style:font-weight-asian="normal" style:font-weight-complex="normal"/>
    </style:style>
    <style:style style:name="T21" style:family="text">
      <style:text-properties fo:font-weight="normal" officeooo:rsid="005416d2" style:font-weight-asian="normal" style:font-weight-complex="normal"/>
    </style:style>
    <style:style style:name="T22" style:family="text">
      <style:text-properties fo:font-weight="normal" officeooo:rsid="0055b8c0" style:font-weight-asian="normal" style:font-weight-complex="normal"/>
    </style:style>
    <style:style style:name="T23" style:family="text">
      <style:text-properties fo:font-weight="normal" officeooo:rsid="0056a179" style:font-weight-asian="normal" style:font-weight-complex="normal"/>
    </style:style>
    <style:style style:name="T24" style:family="text">
      <style:text-properties fo:font-weight="normal" officeooo:rsid="005b89ab" style:font-weight-asian="normal" style:font-weight-complex="normal"/>
    </style:style>
    <style:style style:name="T25" style:family="text">
      <style:text-properties fo:font-weight="normal" officeooo:rsid="005c76a1" style:font-weight-asian="normal" style:font-weight-complex="normal"/>
    </style:style>
    <style:style style:name="T26" style:family="text">
      <style:text-properties fo:font-weight="normal" officeooo:rsid="005db6d0" style:font-weight-asian="normal" style:font-weight-complex="normal"/>
    </style:style>
    <style:style style:name="T27" style:family="text">
      <style:text-properties fo:font-weight="normal" officeooo:rsid="005e48a4" style:font-weight-asian="normal" style:font-weight-complex="normal"/>
    </style:style>
    <style:style style:name="T28" style:family="text">
      <style:text-properties fo:font-weight="normal" officeooo:rsid="005f0bf2" style:font-weight-asian="normal" style:font-weight-complex="normal"/>
    </style:style>
    <style:style style:name="T29" style:family="text">
      <style:text-properties fo:font-weight="normal" officeooo:rsid="006483c1" style:font-weight-asian="normal" style:font-weight-complex="normal"/>
    </style:style>
    <style:style style:name="T30" style:family="text">
      <style:text-properties fo:font-weight="normal" officeooo:rsid="0064eab2" style:font-weight-asian="normal" style:font-weight-complex="normal"/>
    </style:style>
    <style:style style:name="T31" style:family="text">
      <style:text-properties fo:font-weight="normal" officeooo:rsid="00667e77" style:font-weight-asian="normal" style:font-weight-complex="normal"/>
    </style:style>
    <style:style style:name="T32" style:family="text">
      <style:text-properties officeooo:rsid="0044d874"/>
    </style:style>
    <style:style style:name="T33" style:family="text">
      <style:text-properties fo:font-weight="bold" officeooo:rsid="004abf1b" style:font-weight-asian="bold" style:font-weight-complex="bold"/>
    </style:style>
    <style:style style:name="T34" style:family="text">
      <style:text-properties fo:font-weight="bold" officeooo:rsid="0044d874" style:font-weight-asian="bold" style:font-weight-complex="bold"/>
    </style:style>
    <style:style style:name="T35" style:family="text">
      <style:text-properties officeooo:rsid="004abf1b"/>
    </style:style>
    <style:style style:name="T36" style:family="text">
      <style:text-properties officeooo:rsid="004b8d36"/>
    </style:style>
    <style:style style:name="T37" style:family="text">
      <style:text-properties officeooo:rsid="004bd684"/>
    </style:style>
    <style:style style:name="T38" style:family="text">
      <style:text-properties officeooo:rsid="004c0e34"/>
    </style:style>
    <style:style style:name="T39" style:family="text">
      <style:text-properties officeooo:rsid="004e00d1"/>
    </style:style>
    <style:style style:name="T40" style:family="text">
      <style:text-properties officeooo:rsid="004f3636"/>
    </style:style>
    <style:style style:name="T41" style:family="text">
      <style:text-properties officeooo:rsid="00511796"/>
    </style:style>
    <style:style style:name="T42" style:family="text">
      <style:text-properties officeooo:rsid="0056a179"/>
    </style:style>
    <style:style style:name="T43" style:family="text">
      <style:text-properties officeooo:rsid="005db6d0"/>
    </style:style>
    <style:style style:name="T44" style:family="text">
      <style:text-properties officeooo:rsid="005e48a4"/>
    </style:style>
    <style:style style:name="T45" style:family="text">
      <style:text-properties officeooo:rsid="005f0bf2"/>
    </style:style>
    <style:style style:name="T46" style:family="text">
      <style:text-properties officeooo:rsid="0060b47f"/>
    </style:style>
    <style:style style:name="T47" style:family="text">
      <style:text-properties officeooo:rsid="0057ee58"/>
    </style:style>
    <style:style style:name="T48" style:family="text">
      <style:text-properties officeooo:rsid="00625461"/>
    </style:style>
    <style:style style:name="T49" style:family="text">
      <style:text-properties officeooo:rsid="00634aa1"/>
    </style:style>
    <style:style style:name="T50" style:family="text">
      <style:text-properties officeooo:rsid="006483c1"/>
    </style:style>
    <style:style style:name="T51" style:family="text">
      <style:text-properties officeooo:rsid="00667e7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6"/>
      <text:p text:style-name="P15"><text:span text:style-name="T33">4</text:span><text:span text:style-name="T34">- </text:span><text:span text:style-name="T33">MODELS AND METHODS</text:span></text:p>
      <text:p text:style-name="P1"/>
      <text:p text:style-name="P2"><text:tab/><text:span text:style-name="T3">The motivation of this work is to analyze parameter relations in MTVD. Since t</text:span><text:span text:style-name="T2">he initial </text:span><text:span text:style-name="T18">feature learning</text:span><text:span text:style-name="T2"> </text:span><text:span text:style-name="T3">U-Net</text:span><text:span text:style-name="T2"> suggested by Han et. al is efficient in </text:span><text:span text:style-name="T3">extracting features</text:span><text:span text:style-name="T2">, </text:span><text:span text:style-name="T3">we decide to </text:span><text:span text:style-name="T2">u</text:span><text:span text:style-name="T3">tilize</text:span><text:span text:style-name="T2"> </text:span><text:span text:style-name="T3">it for our work. However,</text:span><text:span text:style-name="T17"> </text:span><text:span text:style-name="T25">instead of projecting the features to 2D via t-SNE,</text:span><text:span text:style-name="T24"> we </text:span><text:span text:style-name="T25">try to quantify</text:span><text:span text:style-name="T24"> the contribution of specific input subsets to the prediction quality of an output </text:span><text:span text:style-name="T29">(decrease in loss)</text:span><text:span text:style-name="T24"> and </text:span><text:span text:style-name="T25">compute a similarity metric based on this.</text:span><text:span text:style-name="T24"> </text:span><text:span text:style-name="T25">We later propose another method to measure the similarity </text:span><text:span text:style-name="T29">by looking at</text:span><text:span text:style-name="T25"> the sensitivity of the predictions with respect to a</text:span><text:span text:style-name="T29"> tunable parameter that is relevant for the prediction</text:span><text:span text:style-name="T25">. </text:span><text:span text:style-name="T29">But first</text:span><text:span text:style-name="T25">, we introduce a new model structure to improve the feature learning process.</text:span></text:p>
      <text:p text:style-name="P21"/>
      <text:p text:style-name="P4"/>
      <text:p text:style-name="P4">a) Many-to-many and Many-to-one models</text:p>
      <text:p text:style-name="P4"/>
      <text:p text:style-name="P4"><text:tab/><text:span text:style-name="T1">Th</text:span><text:span text:style-name="T4">e U-Net in the V2V framework is a many-to-many network, which takes all parameters as inputs and reconstruct</text:span><text:span text:style-name="T12">s</text:span><text:span text:style-name="T4"> all of them as outputs. </text:span><text:span text:style-name="T15">As an alternative,</text:span><text:span text:style-name="T5"> we </text:span><text:span text:style-name="T4">extend</text:span><text:span text:style-name="T12"> it</text:span><text:span text:style-name="T4"> to multiple </text:span><text:span text:style-name="T12">U-Nets as</text:span><text:span text:style-name="T4"> many-to-one networks to further specialize the prediction procedure. </text:span><text:span text:style-name="T12">For n given parameters, n different U-Nets each with n-1 inputs and the one remaining parameter as output is observed. </text:span><text:span text:style-name="T28">The many-to-many model reconstructs the parameters, because it has full information about every parameter as input.</text:span><text:span text:style-name="T24"> </text:span><text:span text:style-name="T28">And since it also has to reconstruct all the variables at the same time</text:span><text:span text:style-name="T13">, </text:span><text:span text:style-name="T16">we suspect it </text:span><text:span text:style-name="T13">might not fully represent the inter-parameter relations. On the other hand, Many-to-one models can not ‘cheat’ by just looking at the output’s already given information </text:span><text:span text:style-name="T28">and truly predicts the output based on the input</text:span><text:span text:style-name="T13">. Also, </text:span><text:span text:style-name="T24">each many-to-one network </text:span><text:span text:style-name="T13">focus</text:span><text:span text:style-name="T24">es</text:span><text:span text:style-name="T13"> on </text:span><text:span text:style-name="T24">just</text:span><text:span text:style-name="T13"> one parameter. </text:span><text:span text:style-name="T14">So, in each model </text:span><text:span text:style-name="T18">extracted features </text:span><text:span text:style-name="T19">of input parameters will vary based on the output.</text:span><text:span text:style-name="T18"> Later on, w</text:span><text:span text:style-name="T1">e </text:span><text:span text:style-name="T18">apply our </text:span><text:span text:style-name="T1">analysis methods on both models and compare them.</text:span></text:p>
      <text:p text:style-name="P22"/>
      <text:p text:style-name="P5">b) Climatology as a benchmark</text:p>
      <text:p text:style-name="P5"/>
      <text:p text:style-name="P16"><text:span text:style-name="T32"><text:tab/>As a performance benchmark, we use </text:span><text:span text:style-name="T36">Climatology</text:span><text:span text:style-name="T32">, which is a simple and conventional prediction metho</text:span>d. <text:span text:style-name="T36">In </text:span><text:span text:style-name="T32">climatology, </text:span><text:span text:style-name="T36">the</text:span><text:span text:style-name="T32"> prediction for a particular time interval (week, month) is the mean over all training samples that fall into that particular interval. We observe weekly and monthly climatology predictions and compare them to the U-Net predictions. </text:span><text:span text:style-name="T36">(Some more descriptions required here)</text:span></text:p>
      <text:p text:style-name="P16"/>
      <text:p text:style-name="P8">c) Dropout Analysis</text:p>
      <text:p text:style-name="P16"/>
      <text:p text:style-name="P16"><text:tab/><text:span text:style-name="T37">Identifying similar parameters relies on an efficient evaluation of the prediction quality </text:span><text:span text:style-name="T43">for</text:span><text:span text:style-name="T37"> different input </text:span><text:span text:style-name="T43">subsets</text:span><text:span text:style-name="T37">. If there was an efficient way to measure the contribution of each parameter subset to the prediction of an output, then the correlation analysis would </text:span><text:span text:style-name="T38">improve a lot.</text:span></text:p>
      <text:p text:style-name="P16"><text:tab/> <text:span text:style-name="T38">The most intuitive idea would be to train individual models for every input subset. Then each model would fully represent the prediction performance of </text:span><text:span text:style-name="T43">specific subsets</text:span><text:span text:style-name="T38">. Yet, this approach becomes impractical very quickly, since for a </text:span><text:span text:style-name="T41">dataset </text:span><text:span text:style-name="T38">with n </text:span><text:span text:style-name="T41">input</text:span><text:span text:style-name="T38"> parameters, there are 2^n subsets and that many models to train.</text:span></text:p>
      <text:p text:style-name="P16"/>
      <text:p text:style-name="P16"><text:tab/><text:span text:style-name="T38">To overcome this problem, we </text:span><text:span text:style-name="T43">adopt</text:span><text:span text:style-name="T39"> </text:span><text:span text:style-name="T38">a method </text:span><text:span text:style-name="T41">which</text:span><text:span text:style-name="T38"> evaluate</text:span><text:span text:style-name="T41">s</text:span><text:span text:style-name="T38"> the prediction quality </text:span><text:span text:style-name="T43">of the model for each input subset </text:span><text:span text:style-name="T38">u</text:span><text:span text:style-name="T41">tilizing</text:span><text:span text:style-name="T38"> only one model. When evaluating the denoising quality of different feature subsets, Zhang et al. </text:span><text:span text:style-name="T43">p</text:span><text:span text:style-name="T38">ropose a model called “probe denoiser”. This probe model is trained with </text:span><text:span text:style-name="T41">the</text:span><text:span text:style-name="T38"> complete parameter set as input. However, during evaluation certain input parameters </text:span><text:span text:style-name="T40">can be omitted </text:span><text:span text:style-name="T39">to observe the effect of any input subset to the </text:span><text:span text:style-name="T40">denoising </text:span><text:span text:style-name="T39">quality. </text:span></text:p>
      <text:p text:style-name="P16"><text:soft-page-break/><text:tab/><text:span text:style-name="T39">But directly ignoring an input channel </text:span><text:span text:style-name="T40">during evaluation</text:span><text:span text:style-name="T39"> is not ideal for the comparison of the measured </text:span><text:span text:style-name="T40">prediction</text:span><text:span text:style-name="T39"> qualities, since smaller input subsets will be out of distribution</text:span><text:span text:style-name="T40">(what exactly does that mean?)</text:span><text:span text:style-name="T39"> </text:span><text:span text:style-name="T40">for the prediction. That is because the model trains on the full set.</text:span></text:p>
      <text:p text:style-name="P16"><text:tab/><text:span text:style-name="T40">So, Zhang. Et al. </text:span><text:span text:style-name="T43">s</text:span><text:span text:style-name="T40">uggest to apply random dropout to the input parameters during training. For each training sample, each input parameter </text:span><text:span text:style-name="T43">(in the initial input layer only)</text:span><text:span text:style-name="T40"> </text:span><text:span text:style-name="T41">is disabled </text:span><text:span text:style-name="T40">with a predefined probability. They later show that the p</text:span><text:span text:style-name="T41">erformance </text:span><text:span text:style-name="T43">evaluation</text:span><text:span text:style-name="T41"> of subsets using the probe denoiser trained with dropout correlates well with the specialized denoiser for that subset, whereas the denoiser trained without dropout does not.</text:span></text:p>
      <text:p text:style-name="P16"/>
      <text:p text:style-name="P9">c.1) Gaussian Dropout</text:p>
      <text:p text:style-name="P9"><text:tab/></text:p>
      <text:p text:style-name="P9"><text:tab/><text:span text:style-name="T26">Nevertheless, for training the noisy models, we decide to apply Gaussian dropout instead of standard dropout. In standard dropout, input channels are fully ignored with a predefined probability. </text:span><text:span text:style-name="T27">We believe that having continuous dropout weights will improve the correlation of prediction quality of the probe model, to the models with specific input subsets. (Why exactly, can we prove this)</text:span></text:p>
      <text:p text:style-name="P10"><text:tab/><text:span text:style-name="T27">We apply dropout with multiplicative Gaussian noise with a two-stage sampling procedure.</text:span></text:p>
      <text:p text:style-name="P11"><text:span text:style-name="T1">First, for each channel and each sample, we sample a tensor p of random values uniformly distributed in (0,1). Meaning, for n input parameters, the tensor has n entries, which represent the dropout rates </text:span><text:span text:style-name="T20">for each of the parameters. Then we compute alpha = p / (1-p) which </text:span><text:span text:style-name="T27">will be</text:span><text:span text:style-name="T20"> used to adjust the noise amplitude.</text:span></text:p>
      <text:p text:style-name="P11"><text:span text:style-name="T20"><text:tab/></text:span><text:span text:style-name="T27">According to the original Gaussian dropout algorithm</text:span><text:span text:style-name="T21">, the</text:span><text:span text:style-name="T20"> multiplicative weights </text:span><text:span text:style-name="T21">are </text:span><text:span text:style-name="T22">as follows</text:span><text:span text:style-name="T21">: w_i = theta_i + theta_i * sqrt(alpha) * x_i. </text:span><text:span text:style-name="T22">The weights are parametrized by the variable theta_i, which we set to be constant and equal to 1. </text:span><text:span text:style-name="T21">X_i is the Gaussian noise field sampled from a standard normal distribution N(0,1). </text:span><text:span text:style-name="T22">Thus, te</text:span><text:span text:style-name="T21">ach training sample </text:span><text:span text:style-name="T27">input</text:span><text:span text:style-name="T21"> </text:span><text:span text:style-name="T27">is multiplied by w_i = 1 + sqrt(alpha) * x_i before being sent to the U-Net.</text:span></text:p>
      <text:p text:style-name="P23"/>
      <text:p text:style-name="P24">In the evaluation stage, one can then tune the the dropout rates <text:span text:style-name="T44">p_i</text:span><text:span text:style-name="T45"> </text:span>of each input parameter <text:span text:style-name="T45">(p_i elem (0,1))</text:span> to apply the desired amount of noise. A higher p value would lead to a higher alpha which would increase the amount of noise added. The higher the noise for a specific input, the less access the model has to the information of that parameter. <text:span text:style-name="T44">The opposite </text:span><text:span text:style-name="T45">applies for lower p value.</text:span></text:p>
      <text:p text:style-name="P24"/>
      <text:p text:style-name="P12"><text:span text:style-name="T28">This probe model, trained with gaussian dropout, is used to observe the</text:span><text:span text:style-name="T1"> </text:span><text:span text:style-name="T28">prediction</text:span><text:span text:style-name="T1"> accuracy as a function of the noise level </text:span><text:span text:style-name="T23">of the different input channels. </text:span></text:p>
      <text:p text:style-name="P25"/>
      <text:p text:style-name="P12"><text:span text:style-name="T42">(This is maybe for the results section) </text:span><text:span text:style-name="T23">For validation, one would fix p to have particular values. Say we want to investigate parameter X, then it might be good to define p via two parameters P_X and P_Other: p = P_X for parameter X, and p = P_Other for all other parameters, and then to vary P_X and P_Other in experiments independently. This would allow to investigate how the model responds to changes in the noise level of parameter X, subject to different noise levels of the other parameters. I would expect that in the extreme cases of P_X ~ 0 (low noise) and P_Other ~ 1 (high noise), the model should mostly focus on parameter X, whereas for P_X ~ 1 and P_Other ~ 0 the model needs to rely on other parameters. For the intermediate cases, one can then see how the prediction accuracy changes in the tradeoff. For example, you can then define a grid of values P_X and P_Other, compute the average validation loss on noisy inputs (and the std of the losses) for all the combinations of P_X and P_Other, and show them as a heatmap in 2D, and compare the resulting heat maps for all the parameters.</text:span></text:p>
      <text:p text:style-name="P16"/>
      <text:p text:style-name="P16"/>
      <text:p text:style-name="P13"/>
      <text:p text:style-name="P13"/>
      <text:p text:style-name="P13"/>
      <text:p text:style-name="P13"><text:soft-page-break/>c.2) Manual Tuning <text:span text:style-name="T50">and</text:span> Self Tuning</text:p>
      <text:p text:style-name="P16"/>
      <text:p text:style-name="P30"><text:tab/><text:span text:style-name="T46">We consider two ways for tuning the noise parameters </text:span><text:span text:style-name="T48">in the evaluation stage</text:span><text:span text:style-name="T46">. First we treat </text:span><text:span text:style-name="T48">the dropout rate p, and as a result the noise amplitude alpha,</text:span><text:span text:style-name="T46"> as a hyper-parameter and manually set its entries to relevant values through experimenting. For example, t</text:span><text:span text:style-name="T42">he extreme cases ,where all parameters but one </text:span><text:span text:style-name="T48">have high noise, are</text:span><text:span text:style-name="T42"> </text:span><text:span text:style-name="T45">especially</text:span><text:span text:style-name="T42"> interesting. </text:span><text:span text:style-name="T49">Then, the model is</text:span><text:span text:style-name="T42"> forced to rely on </text:span><text:span text:style-name="T46">one parameter </text:span><text:span text:style-name="T42">to predict, which </text:span><text:span text:style-name="T47">makes</text:span><text:span text:style-name="T42"> </text:span><text:span text:style-name="T47">individual</text:span><text:span text:style-name="T42"> contribution</text:span><text:span text:style-name="T47">s</text:span><text:span text:style-name="T42"> </text:span><text:span text:style-name="T47">more evident. </text:span><text:span text:style-name="T46">One can also extend this to higher </text:span><text:span text:style-name="T49">parameter orders</text:span><text:span text:style-name="T46"> and compare it to the sum of the individual contributions to see if there is a disproportionate increase in prediction quality. The manual tuning mechanism allows any </text:span><text:span text:style-name="T48">desired comparison/ranking algorithm.</text:span></text:p>
      <text:p text:style-name="P30"/>
      <text:p text:style-name="P31"><text:tab/><text:span text:style-name="T48">Secondly, we </text:span><text:span text:style-name="T49">consider</text:span><text:span text:style-name="T48"> the Variational Dropout approach, which </text:span><text:span text:style-name="T49">instead</text:span><text:span text:style-name="T48"> treats the dropout rate </text:span><text:span text:style-name="T49">p </text:span><text:span text:style-name="T48">as a variational parameter. For every input channel, the dropout rate p can be trained to an optimized value. </text:span></text:p>
      <text:p text:style-name="P31"><text:span text:style-name="T49">What is the math behind this? What is KL divergence computation for?</text:span><text:span text:style-name="T48"> </text:span><text:span text:style-name="T49">What does the resulting trained dropout rates mean for the inputs and their contribution?</text:span></text:p>
      <text:p text:style-name="P30"><text:tab/></text:p>
      <text:p text:style-name="P16"/>
      <text:p text:style-name="P16"/>
      <text:p text:style-name="P13">d) <text:span text:style-name="T50">Decrease in Loss (Contribution to prediction quality) and </text:span>Gradient Analysis</text:p>
      <text:p text:style-name="P13"/>
      <text:p text:style-name="P13"><text:tab/><text:span text:style-name="T30">The similarity between parameters is defined using their contributions to each other’s prediction. Here the contribution of variable subset I to variable j means the percentage decrease in prediction loss of j, when the model has low noise on subset I and high loss on other input parameters. </text:span><text:span text:style-name="T31">The percentage decrease is preferred, since the losses may have different ranges.</text:span><text:span text:style-name="T30"> In the results section, different high and low values will be examined, but the idea is that the model relies only on subset I. </text:span></text:p>
      <text:p text:style-name="P13"/>
      <text:p text:style-name="P13"><text:tab/><text:span text:style-name="T31">The possibility of tuning the dropout rates allows another interesting approach to measuring similarity.</text:span></text:p>
      <text:p text:style-name="P13"/>
      <text:p text:style-name="P13">e) Layer-wise Relevance Propagation</text:p>
      <text:p text:style-name="P13"/>
      <text:p text:style-name="P13"><text:tab/></text:p>
      <text:p text:style-name="P13"/>
      <text:p text:style-name="P13"/>
      <text:p text:style-name="P13"/>
      <text:p text:style-name="P13"/>
      <text:p text:style-name="P13"/>
      <text:p text:style-name="P13"/>
      <text:p text:style-name="P13"/>
      <text:p text:style-name="P13">5- EXPERIMENT SETUP AND ARCHITECTURE</text:p>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
      <text:p text:style-name="P16"/>
      <text:p text:style-name="P16"/>
      <text:p text:style-name="P16"/>
      <text:p text:style-name="P16"/>
      <text:p text:style-name="P3"/>
      <text:p text:style-name="P3"/>
      <text:p text:style-name="P3"/>
      <text:p text:style-name="P3"/>
      <text:p text:style-name="P3">4- <text:span text:style-name="T35">MODEL ARCHITECTURE</text:span></text:p>
      <text:p text:style-name="P3"/>
      <text:p text:style-name="P26">(This could be in the methods introduction and then the architecture would be after the methods, and then the experiment setup would come?)</text:p>
      <text:p text:style-name="P17"/>
      <text:p text:style-name="P18"/>
      <text:p text:style-name="P7">b) U-Net Model Architecture</text:p>
      <text:p text:style-name="P7"/>
      <text:p text:style-name="P7"><text:tab/><text:span text:style-name="T5">The U-Net is a convolutional neural network consisting of three parts. In the encoding path, input parameters are </text:span><text:span text:style-name="T6">scaled down</text:span><text:span text:style-name="T5"> in dimension to extract features. In the decoding path, extracted features are </text:span><text:span text:style-name="T6">scaled up in dimension to reconstruct the input parameters as outputs. In </text:span><text:span text:style-name="T8">the middle</text:span><text:span text:style-name="T6">, there is a bridge which transforms the learned features into a 1D vector and connects the both paths. </text:span><text:span text:style-name="T8">There are also skip connections between encoding and decoding path to minimize information loss. </text:span></text:p>
      <text:p text:style-name="P19"><text:tab/></text:p>
      <text:p text:style-name="P7"><text:span text:style-name="T6"><text:tab/>The encoding path has 3 Downscaling blocks. Each block is made up of a convolution </text:span><text:span text:style-name="T8">(Conv)</text:span><text:span text:style-name="T6"> and a following activation layer. Conv layers have a kernel size of 2 and a stride of 2 to </text:span><text:span text:style-name="T7">downscale the input dimension by half. Conv layers of the blocks have 64, 128, 256 filters in order. After each convolution, a ReLU activation is applied. Each Downscaling block results in a feature representation. In the bridge, </text:span><text:span text:style-name="T9">first, the input with 256 channels is reduced into a 1D vector and </text:span><text:span text:style-name="T10">then </text:span><text:span text:style-name="T9">a linear transformation </text:span><text:span text:style-name="T10">i</text:span><text:span text:style-name="T9">s applied. </text:span><text:span text:style-name="T10">The resulting 1D vector with 512 channels</text:span><text:span text:style-name="T9"> acts </text:span><text:span text:style-name="T7">as the fina</text:span><text:span text:style-name="T9">l</text:span><text:span text:style-name="T7"> feature representation</text:span><text:span text:style-name="T9">.</text:span><text:span text:style-name="T7"> </text:span><text:span text:style-name="T10">To forward it to the decoding path,</text:span><text:span text:style-name="T9"> another linear transformation is applied and </text:span><text:span text:style-name="T10">the </text:span><text:span text:style-name="T9">1D vector is res</text:span><text:span text:style-name="T10">haped</text:span><text:span text:style-name="T9"> back to 2D with 256 channels</text:span><text:span text:style-name="T7">.</text:span></text:p>
      <text:p text:style-name="P20"/>
      <text:p text:style-name="P7"><text:span text:style-name="T7"><text:tab/>The decoding path applies </text:span><text:span text:style-name="T12">4</text:span><text:span text:style-name="T7"> Upscaling blocks, each of which consisting of a Deconvolution (DeConv) layer followed by a Conv layer. </text:span><text:span text:style-name="T12">First three </text:span><text:span text:style-name="T7">DeConv layers have respectively 256, 128, 64 filters. They </text:span><text:span text:style-name="T8">each </text:span><text:span text:style-name="T7">upscale the </text:span><text:span text:style-name="T8">feature</text:span><text:span text:style-name="T7"> dimensions by a factor of two. After each De</text:span><text:span text:style-name="T8">c</text:span><text:span text:style-name="T7">onv</text:span><text:span text:style-name="T8">olution</text:span><text:span text:style-name="T7"> the</text:span><text:span text:style-name="T8"> feature results from the encoding path with </text:span><text:span text:style-name="T10">the </text:span><text:span text:style-name="T8">corresponding 256, 128, 64 channels are concatenated with the Deconvolution results. This concatenated result is put into a convolution which reduces its channels by half again. </text:span><text:span text:style-name="T10">The convolutions in the Upscaling blocks have 3 kernels and a padding of 1 to retain the resolution. </text:span><text:span text:style-name="T12">In the last Upscaling block,</text:span><text:span text:style-name="T11"> 64 channels are reduced into the number of parameters to be reconstructed. </text:span><text:span text:style-name="T12">After the last block, the output dimensions are the same as the original input dimensions. Throughout the decoding path, </text:span><text:span text:style-name="T11">a ReLU activation is applied </text:span><text:span text:style-name="T12">after every DeConv and Conv layer</text:span><text:span text:style-name="T11"> except the last Conv layer which has no activation.</text:span></text:p>
      <text:p text:style-name="P7"><text:span text:style-name="T11"><text:tab/></text:span><text:span text:style-name="T12">(A figure of the architecture should be shared her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3T11:47:12.624920041</meta:creation-date>
    <meta:generator>LibreOffice/7.3.6.2$Linux_X86_64 LibreOffice_project/30$Build-2</meta:generator>
    <dc:date>2023-02-02T15:03:57.448560156</dc:date>
    <meta:editing-duration>PT52M18S</meta:editing-duration>
    <meta:editing-cycles>12</meta:editing-cycles>
    <meta:document-statistic meta:table-count="0" meta:image-count="0" meta:object-count="0" meta:page-count="4" meta:paragraph-count="40" meta:word-count="1840" meta:character-count="11246" meta:non-whitespace-character-count="9413"/>
  </office:meta>
</office:document-meta>
</file>